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officeooo:rsid="000b109c" officeooo:paragraph-rsid="000b109c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b109c" officeooo:paragraph-rsid="000b109c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b109c" officeooo:paragraph-rsid="000b109c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b21cd" officeooo:paragraph-rsid="000b21cd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cd7aa" officeooo:paragraph-rsid="000cd7aa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d6d22" officeooo:paragraph-rsid="000d6d22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ppelfrage | Ist Cyber-Terror Terror und ist Cyber-Krieg Krieg?</text:p>
      <text:p text:style-name="P1"/>
      <text:p text:style-name="P2">Beschreibung der Veraenderung durch Digitalisierung</text:p>
      <text:p text:style-name="P2"/>
      <text:p text:style-name="P3">Worte finden fuer das was sich veraendert</text:p>
      <text:p text:style-name="P3">Beschreibung und Bewertung nicht verwechseln</text:p>
      <text:p text:style-name="P3"/>
      <text:p text:style-name="P3"/>
      <text:p text:style-name="P3">Was ist Cyber? </text:p>
      <text:p text:style-name="P3"><text:a xlink:type="simple" xlink:href="https://dictionary.cambridge.org/de/worterbuch/englisch/involve" text:style-name="Internet_20_link" text:visited-style-name="Visited_20_Internet_20_Link">involving</text:a>, using, or <text:a xlink:type="simple" xlink:href="https://dictionary.cambridge.org/de/worterbuch/englisch/relate" text:style-name="Internet_20_link" text:visited-style-name="Visited_20_Internet_20_Link">relating</text:a> to <text:a xlink:type="simple" xlink:href="https://dictionary.cambridge.org/de/worterbuch/englisch/computer" text:style-name="Internet_20_link" text:visited-style-name="Visited_20_Internet_20_Link">computers</text:a>, <text:a xlink:type="simple" xlink:href="https://dictionary.cambridge.org/de/worterbuch/englisch/especially" text:style-name="Internet_20_link" text:visited-style-name="Visited_20_Internet_20_Link">especially</text:a> the <text:a xlink:type="simple" xlink:href="https://dictionary.cambridge.org/de/worterbuch/englisch/internet" text:style-name="Internet_20_link" text:visited-style-name="Visited_20_Internet_20_Link">internet</text:a>:</text:p>
      <text:p text:style-name="P3"><text:a xlink:type="simple" xlink:href="https://dictionary.cambridge.org/de/worterbuch/englisch/cyber" text:style-name="Internet_20_link" text:visited-style-name="Visited_20_Internet_20_Link">https://dictionary.cambridge.org/de/worterbuch/englisch/cyber</text:a></text:p>
      <text:p text:style-name="P3"/>
      <text:p text:style-name="P3"/>
      <text:p text:style-name="P4">Cyber aus dem griechischen und bedeutet “Steuerung”</text:p>
      <text:p text:style-name="P4">Bei der Schiffsteuerung gebraucht</text:p>
      <text:p text:style-name="P4"/>
      <text:p text:style-name="P4">Mathematiker Norbert Wiener 1948 Cybernetics (eng.) verwendet</text:p>
      <text:p text:style-name="P4">Kybernetik (deu.) Regelung und Nachrichtenuebrtragung in Lebewesen und Maschienen.</text:p>
      <text:p text:style-name="P3"/>
      <text:p text:style-name="P5">Markenname eines Grosscomputers von CDC (Control Data Corperation) 70er Jahre ,eistungstaerkster Rechner der Welt</text:p>
      <text:p text:style-name="P5"/>
      <text:p text:style-name="P3">https://www.suedkurier.de/ueberregional/wissenschaft/Warum-sprechen-eigentlich-alle-von-Cyber-Wo-das-Wort-herkommt-und-was-es-bedeutet;art1350069,8854775</text:p>
      <text:p text:style-name="P3"/>
      <text:p text:style-name="P3"/>
      <text:p text:style-name="P5">80ern Cyberpunk duester Form der Zukunftsliteratur, einsame / graue Welten in denen Konzerne den Ton angeben</text:p>
      <text:p text:style-name="P5"/>
      <text:p text:style-name="P5">Cyberspace Sience Fiction Autor William Gibson </text:p>
      <text:p text:style-name="P5">C.s. als Halluzination eines von Computern erzeugten Raumes → Assoziation mit Datenwelt</text:p>
      <text:p text:style-name="P5"/>
      <text:p text:style-name="P5">Begriffsdefinition von Cyber nach dem BSI</text:p>
      <text:p text:style-name="P3"/>
      <text:p text:style-name="P3">Was ist Terror? </text:p>
      <text:p text:style-name="P3">Physische Gewalt </text:p>
      <text:p text:style-name="P3">Angst &amp; Schrecken</text:p>
      <text:p text:style-name="P3"/>
      <text:p text:style-name="P3">Was ist Krieg?</text:p>
      <text:p text:style-name="P3"><text:soft-page-break/>Waffen</text:p>
      <text:p text:style-name="P3">physische Gewalt</text:p>
      <text:p text:style-name="P3"/>
      <text:p text:style-name="P6">Terrorakt werden von Akteuren bewusst offengelegt</text:p>
      <text:p text:style-name="P6"/>
      <text:p text:style-name="P3"/>
      <text:p text:style-name="P6">Was sind terroristische Vereinigunge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0:56:37.555158163</meta:creation-date>
    <meta:editing-duration>PT3M12S</meta:editing-duration>
    <meta:editing-cycles>2</meta:editing-cycles>
    <meta:generator>LibreOffice/24.8.0.3$Linux_X86_64 LibreOffice_project/480$Build-3</meta:generator>
    <dc:date>2024-09-12T10:59:47.762134381</dc:date>
    <meta:document-statistic meta:table-count="0" meta:image-count="0" meta:object-count="0" meta:page-count="2" meta:paragraph-count="25" meta:word-count="145" meta:character-count="1292" meta:non-whitespace-character-count="1168"/>
  </office:meta>
</office:document-meta>
</file>